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263.61mm"/>
    </style:style>
    <style:style style:name="co4" style:family="table-column">
      <style:table-column-properties fo:break-before="auto" style:column-width="53.38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184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fo:font-weight="normal" style:text-underline-mode="continuous" style:text-overline-mode="continuous" style:text-line-through-mode="continuous" style:language-asian="none" style:country-asian="none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T1" style:family="text">
      <style:text-properties fo:color="#00aa00" style:font-name="Courier New" fo:font-size="10pt" style:text-underline-style="solid" style:text-underline-width="auto" style:text-underline-color="font-color" fo:font-style="italic" style:font-name-asian="Courier New" style:font-name-complex="Courier New" style:font-size-asian="10pt" style:font-size-complex="10pt" style:font-style-asian="italic" style:font-style-complex="italic"/>
    </style:style>
  </office:automatic-styles>
  <office:body>
    <office:spreadsheet>
      <table:table table:name="bignum_192_01.dat - 128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float" office:value="5.65414890537601E+057" calcext:value-type="float">
            <text:p>5,65414890537601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34465773009662" calcext:value-type="float">
            <text:p>9,34465773009662</text:p>
          </table:table-cell>
          <table:table-cell table:formula="of:=[.F2]/[.G2]" office:value-type="float" office:value="38.7419219041056" calcext:value-type="float">
            <text:p>38,74192190410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5.12556282198852E+057" calcext:value-type="float">
            <text:p>5,12556282198852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07657528174926" calcext:value-type="float">
            <text:p>8,07657528174926</text:p>
          </table:table-cell>
          <table:table-cell table:formula="of:=[.F3]/[.G3]" office:value-type="float" office:value="44.8246920719087" calcext:value-type="float">
            <text:p>44,82469207190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float" office:value="9.6910021981931E+056" calcext:value-type="float">
            <text:p>9,6910021981931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39228976989223" calcext:value-type="float">
            <text:p>7,39228976989223</text:p>
          </table:table-cell>
          <table:table-cell table:formula="of:=[.F4]/[.G4]" office:value-type="float" office:value="48.9740001094787" calcext:value-type="float">
            <text:p>48,97400010947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float" office:value="2.79014239060125E+056" calcext:value-type="float">
            <text:p>2,79014239060125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51883386295743" calcext:value-type="float">
            <text:p>9,51883386295743</text:p>
          </table:table-cell>
          <table:table-cell table:formula="of:=[.F5]/[.G5]" office:value-type="float" office:value="38.0330201379857" calcext:value-type="float">
            <text:p>38,03302013798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float" office:value="6.0523690407217E+057" calcext:value-type="float">
            <text:p>6,052369040721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1.5776081591187" calcext:value-type="float">
            <text:p>11,5776081591187</text:p>
          </table:table-cell>
          <table:table-cell table:formula="of:=[.F6]/[.G6]" office:value-type="float" office:value="31.2698439111415" calcext:value-type="float">
            <text:p>31,26984391114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6.21878750629563E+057" calcext:value-type="float">
            <text:p>6,21878750629563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99950900091724" calcext:value-type="float">
            <text:p>8,99950900091724</text:p>
          </table:table-cell>
          <table:table-cell table:formula="of:=[.F7]/[.G7]" office:value-type="float" office:value="40.2277501987166" calcext:value-type="float">
            <text:p>40,22775019871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float" office:value="4.43689479917755E+057" calcext:value-type="float">
            <text:p>4,4368947991775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08393091029215" calcext:value-type="float">
            <text:p>8,08393091029215</text:p>
          </table:table-cell>
          <table:table-cell table:formula="of:=[.F8]/[.G8]" office:value-type="float" office:value="44.7839057529645" calcext:value-type="float">
            <text:p>44,78390575296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float" office:value="1.77712999821865E+057" calcext:value-type="float">
            <text:p>1,7771299982186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96449723926702" calcext:value-type="float">
            <text:p>9,96449723926702</text:p>
          </table:table-cell>
          <table:table-cell table:formula="of:=[.F9]/[.G9]" office:value-type="float" office:value="36.3319885897857" calcext:value-type="float">
            <text:p>36,33198858978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float" office:value="2.47794146389835E+057" calcext:value-type="float">
            <text:p>2,4779414638983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3527471670885" calcext:value-type="float">
            <text:p>9,3527471670885</text:p>
          </table:table-cell>
          <table:table-cell table:formula="of:=[.F10]/[.G10]" office:value-type="float" office:value="38.7084129969804" calcext:value-type="float">
            <text:p>38,70841299698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5.09236084748817E+057" calcext:value-type="float">
            <text:p>5,0923608474881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6.66509275952763" calcext:value-type="float">
            <text:p>6,66509275952763</text:p>
          </table:table-cell>
          <table:table-cell table:formula="of:=[.F11]/[.G11]" office:value-type="float" office:value="54.3173235634995" calcext:value-type="float">
            <text:p>54,31732356349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float" office:value="4.37021276226734E+057" calcext:value-type="float">
            <text:p>4,37021276226734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19601552256149" calcext:value-type="float">
            <text:p>7,19601552256149</text:p>
          </table:table-cell>
          <table:table-cell table:formula="of:=[.F12]/[.G12]" office:value-type="float" office:value="50.3097858620422" calcext:value-type="float">
            <text:p>50,30978586204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float" office:value="2.93549609218146E+057" calcext:value-type="float">
            <text:p>2,93549609218146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26008764087374" calcext:value-type="float">
            <text:p>9,26008764087374</text:p>
          </table:table-cell>
          <table:table-cell table:formula="of:=[.F13]/[.G13]" office:value-type="float" office:value="39.0957422910352" calcext:value-type="float">
            <text:p>39,09574229103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float" office:value="4.09270165896708E+057" calcext:value-type="float">
            <text:p>4,09270165896708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0.7386379892426" calcext:value-type="float">
            <text:p>10,7386379892426</text:p>
          </table:table-cell>
          <table:table-cell table:formula="of:=[.F14]/[.G14]" office:value-type="float" office:value="33.7128414574234" calcext:value-type="float">
            <text:p>33,71284145742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5.84394986480999E+057" calcext:value-type="float">
            <text:p>5,8439498648099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4.5005294883197" calcext:value-type="float">
            <text:p>14,5005294883197</text:p>
          </table:table-cell>
          <table:table-cell table:formula="of:=[.F15]/[.G15]" office:value-type="float" office:value="24.9666745129285" calcext:value-type="float">
            <text:p>24,96667451292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float" office:value="8.7445172373518E+056" calcext:value-type="float">
            <text:p>8,7445172373518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48179115408957" calcext:value-type="float">
            <text:p>9,48179115408957</text:p>
          </table:table-cell>
          <table:table-cell table:formula="of:=[.F16]/[.G16]" office:value-type="float" office:value="38.1816045214045" calcext:value-type="float">
            <text:p>38,18160452140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float" office:value="5.24321132695713E+057" calcext:value-type="float">
            <text:p>5,24321132695713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0.2120892353984" calcext:value-type="float">
            <text:p>10,2120892353984</text:p>
          </table:table-cell>
          <table:table-cell table:formula="of:=[.F17]/[.G17]" office:value-type="float" office:value="35.4511199084598" calcext:value-type="float">
            <text:p>35,45111990845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float" office:value="3.01676929363333E+057" calcext:value-type="float">
            <text:p>3,01676929363333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7422941494516" calcext:value-type="float">
            <text:p>7,7422941494516</text:p>
          </table:table-cell>
          <table:table-cell table:formula="of:=[.F18]/[.G18]" office:value-type="float" office:value="46.7600420510558" calcext:value-type="float">
            <text:p>46,76004205105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2.61154916797007E+057" calcext:value-type="float">
            <text:p>2,6115491679700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839655054241" calcext:value-type="float">
            <text:p>7,839655054241</text:p>
          </table:table-cell>
          <table:table-cell table:formula="of:=[.F19]/[.G19]" office:value-type="float" office:value="46.1793277249046" calcext:value-type="float">
            <text:p>46,17932772490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float" office:value="6.15537922458162E+057" calcext:value-type="float">
            <text:p>6,15537922458162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37951314097466" calcext:value-type="float">
            <text:p>8,37951314097466</text:p>
          </table:table-cell>
          <table:table-cell table:formula="of:=[.F20]/[.G20]" office:value-type="float" office:value="43.2041807094643" calcext:value-type="float">
            <text:p>43,20418070946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float" office:value="3.08069662755268E+056" calcext:value-type="float">
            <text:p>3,08069662755268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25075685614038" calcext:value-type="float">
            <text:p>7,25075685614038</text:p>
          </table:table-cell>
          <table:table-cell table:formula="of:=[.F21]/[.G21]" office:value-type="float" office:value="49.9299600280226" calcext:value-type="float">
            <text:p>49,92996002802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float" office:value="3.42236126311245E+057" calcext:value-type="float">
            <text:p>3,4223612631124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6.82511728467228" calcext:value-type="float">
            <text:p>6,82511728467228</text:p>
          </table:table-cell>
          <table:table-cell table:formula="of:=[.F22]/[.G22]" office:value-type="float" office:value="53.0437771103275" calcext:value-type="float">
            <text:p>53,04377711032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1.4387262871863E+057" calcext:value-type="float">
            <text:p>1,4387262871863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68407701886791" calcext:value-type="float">
            <text:p>8,68407701886791</text:p>
          </table:table-cell>
          <table:table-cell table:formula="of:=[.F23]/[.G23]" office:value-type="float" office:value="41.6889439388224" calcext:value-type="float">
            <text:p>41,68894393882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float" office:value="1.49487888878881E+057" calcext:value-type="float">
            <text:p>1,49487888878881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37542020003703" calcext:value-type="float">
            <text:p>7,37542020003703</text:p>
          </table:table-cell>
          <table:table-cell table:formula="of:=[.F24]/[.G24]" office:value-type="float" office:value="49.0860168208697" calcext:value-type="float">
            <text:p>49,08601682086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float" office:value="1.68620887014431E+057" calcext:value-type="float">
            <text:p>1,68620887014431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53743439562365" calcext:value-type="float">
            <text:p>7,53743439562365</text:p>
          </table:table-cell>
          <table:table-cell table:formula="of:=[.F25]/[.G25]" office:value-type="float" office:value="48.0309321445239" calcext:value-type="float">
            <text:p>48,03093214452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float" office:value="9.24289015929331E+056" calcext:value-type="float">
            <text:p>9,24289015929331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81374274952402" calcext:value-type="float">
            <text:p>7,81374274952402</text:p>
          </table:table-cell>
          <table:table-cell table:formula="of:=[.F26]/[.G26]" office:value-type="float" office:value="46.3324698041861" calcext:value-type="float">
            <text:p>46,33246980418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5.32693291819692E+057" calcext:value-type="float">
            <text:p>5,32693291819692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1.6987075809146" calcext:value-type="float">
            <text:p>11,6987075809146</text:p>
          </table:table-cell>
          <table:table-cell table:formula="of:=[.F27]/[.G27]" office:value-type="float" office:value="30.9461534529352" calcext:value-type="float">
            <text:p>30,94615345293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float" office:value="2.08244086102451E+056" calcext:value-type="float">
            <text:p>2,08244086102451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86966045653273" calcext:value-type="float">
            <text:p>7,86966045653273</text:p>
          </table:table-cell>
          <table:table-cell table:formula="of:=[.F28]/[.G28]" office:value-type="float" office:value="46.0032554135767" calcext:value-type="float">
            <text:p>46,00325541357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float" office:value="2.62049625857835E+057" calcext:value-type="float">
            <text:p>2,6204962585783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82564243907356" calcext:value-type="float">
            <text:p>8,82564243907356</text:p>
          </table:table-cell>
          <table:table-cell table:formula="of:=[.F29]/[.G29]" office:value-type="float" office:value="41.0202432853152" calcext:value-type="float">
            <text:p>41,02024328531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float" office:value="3.18314214814119E+057" calcext:value-type="float">
            <text:p>3,1831421481411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02312390227434" calcext:value-type="float">
            <text:p>9,02312390227434</text:p>
          </table:table-cell>
          <table:table-cell table:formula="of:=[.F30]/[.G30]" office:value-type="float" office:value="40.1224679967819" calcext:value-type="float">
            <text:p>40,12246799678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1.18996233427034E+057" calcext:value-type="float">
            <text:p>1,18996233427034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39055947176927" calcext:value-type="float">
            <text:p>9,39055947176927</text:p>
          </table:table-cell>
          <table:table-cell table:formula="of:=[.F31]/[.G31]" office:value-type="float" office:value="38.5525485556389" calcext:value-type="float">
            <text:p>38,55254855563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float" office:value="3.33222351477094E+057" calcext:value-type="float">
            <text:p>3,33222351477094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16029388471156" calcext:value-type="float">
            <text:p>8,16029388471156</text:p>
          </table:table-cell>
          <table:table-cell table:formula="of:=[.F32]/[.G32]" office:value-type="float" office:value="44.3648237569322" calcext:value-type="float">
            <text:p>44,36482375693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float" office:value="4.41008627831699E+057" calcext:value-type="float">
            <text:p>4,4100862783169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5.99673610792821" calcext:value-type="float">
            <text:p>5,99673610792821</text:p>
          </table:table-cell>
          <table:table-cell table:formula="of:=[.F33]/[.G33]" office:value-type="float" office:value="60.3711741661209" calcext:value-type="float">
            <text:p>60,37117416612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float" office:value="1.80253147908077E+057" calcext:value-type="float">
            <text:p>1,8025314790807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0.6552011237195" calcext:value-type="float">
            <text:p>10,6552011237195</text:p>
          </table:table-cell>
          <table:table-cell table:formula="of:=[.F34]/[.G34]" office:value-type="float" office:value="33.976834017153" calcext:value-type="float">
            <text:p>33,9768340171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5.6454851907267E+057" calcext:value-type="float">
            <text:p>5,645485190726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2.14278036384" calcext:value-type="float">
            <text:p>12,14278036384</text:p>
          </table:table-cell>
          <table:table-cell table:formula="of:=[.F35]/[.G35]" office:value-type="float" office:value="29.81442381006" calcext:value-type="float">
            <text:p>29,814423810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float" office:value="1.63833245375327E+056" calcext:value-type="float">
            <text:p>1,63833245375327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6850043449655" calcext:value-type="float">
            <text:p>8,6850043449655</text:p>
          </table:table-cell>
          <table:table-cell table:formula="of:=[.F36]/[.G36]" office:value-type="float" office:value="41.6844926749934" calcext:value-type="float">
            <text:p>41,68449267499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float" office:value="2.68316371591965E+057" calcext:value-type="float">
            <text:p>2,6831637159196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29360991848553" calcext:value-type="float">
            <text:p>8,29360991848553</text:p>
          </table:table-cell>
          <table:table-cell table:formula="of:=[.F37]/[.G37]" office:value-type="float" office:value="43.651679251646" calcext:value-type="float">
            <text:p>43,6516792516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float" office:value="2.97923274171574E+057" calcext:value-type="float">
            <text:p>2,97923274171574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96584404387256" calcext:value-type="float">
            <text:p>8,96584404387256</text:p>
          </table:table-cell>
          <table:table-cell table:formula="of:=[.F38]/[.G38]" office:value-type="float" office:value="40.378797381315" calcext:value-type="float">
            <text:p>40,3787973813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1.05250234915087E+057" calcext:value-type="float">
            <text:p>1,0525023491508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96711969866481" calcext:value-type="float">
            <text:p>7,96711969866481</text:p>
          </table:table-cell>
          <table:table-cell table:formula="of:=[.F39]/[.G39]" office:value-type="float" office:value="45.4405122168143" calcext:value-type="float">
            <text:p>45,44051221681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float" office:value="2.21784075434426E+057" calcext:value-type="float">
            <text:p>2,21784075434426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5168590121228" calcext:value-type="float">
            <text:p>9,5168590121228</text:p>
          </table:table-cell>
          <table:table-cell table:formula="of:=[.F40]/[.G40]" office:value-type="float" office:value="38.0409123996518" calcext:value-type="float">
            <text:p>38,04091239965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float" office:value="6.24549102510568E+056" calcext:value-type="float">
            <text:p>6,24549102510568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55131944542188" calcext:value-type="float">
            <text:p>8,55131944542188</text:p>
          </table:table-cell>
          <table:table-cell table:formula="of:=[.F41]/[.G41]" office:value-type="float" office:value="42.3361566961248" calcext:value-type="float">
            <text:p>42,33615669612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float" office:value="1.13349422658795E+057" calcext:value-type="float">
            <text:p>1,1334942265879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73784023417072" calcext:value-type="float">
            <text:p>9,73784023417072</text:p>
          </table:table-cell>
          <table:table-cell table:formula="of:=[.F42]/[.G42]" office:value-type="float" office:value="37.1776483587822" calcext:value-type="float">
            <text:p>37,17764835878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1.56692694779549E+057" calcext:value-type="float">
            <text:p>1,5669269477954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81104246447871" calcext:value-type="float">
            <text:p>8,81104246447871</text:p>
          </table:table-cell>
          <table:table-cell table:formula="of:=[.F43]/[.G43]" office:value-type="float" office:value="41.0882141879927" calcext:value-type="float">
            <text:p>41,08821418799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float" office:value="1.94268690097468E+057" calcext:value-type="float">
            <text:p>1,94268690097468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4554699158507" calcext:value-type="float">
            <text:p>8,4554699158507</text:p>
          </table:table-cell>
          <table:table-cell table:formula="of:=[.F44]/[.G44]" office:value-type="float" office:value="42.8160709697914" calcext:value-type="float">
            <text:p>42,81607096979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float" office:value="3.21322993513906E+057" calcext:value-type="float">
            <text:p>3,21322993513906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98815254193123" calcext:value-type="float">
            <text:p>9,98815254193123</text:p>
          </table:table-cell>
          <table:table-cell table:formula="of:=[.F45]/[.G45]" office:value-type="float" office:value="36.245942228071" calcext:value-type="float">
            <text:p>36,2459422280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float" office:value="3.95168704238318E+057" calcext:value-type="float">
            <text:p>3,95168704238318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33490496174003" calcext:value-type="float">
            <text:p>8,33490496174003</text:p>
          </table:table-cell>
          <table:table-cell table:formula="of:=[.F46]/[.G46]" office:value-type="float" office:value="43.4354082814186" calcext:value-type="float">
            <text:p>43,43540828141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3.15763230350658E+057" calcext:value-type="float">
            <text:p>3,15763230350658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00393160853014" calcext:value-type="float">
            <text:p>7,00393160853014</text:p>
          </table:table-cell>
          <table:table-cell table:formula="of:=[.F47]/[.G47]" office:value-type="float" office:value="51.6895395664745" calcext:value-type="float">
            <text:p>51,68953956647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float" office:value="5.50012928719499E+057" calcext:value-type="float">
            <text:p>5,5001292871949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6.63020753093403" calcext:value-type="float">
            <text:p>6,63020753093403</text:p>
          </table:table-cell>
          <table:table-cell table:formula="of:=[.F48]/[.G48]" office:value-type="float" office:value="54.6031173701435" calcext:value-type="float">
            <text:p>54,60311737014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float" office:value="5.49476346318768E+057" calcext:value-type="float">
            <text:p>5,49476346318768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57684721049495" calcext:value-type="float">
            <text:p>8,57684721049495</text:p>
          </table:table-cell>
          <table:table-cell table:formula="of:=[.F49]/[.G49]" office:value-type="float" office:value="42.2101491509615" calcext:value-type="float">
            <text:p>42,21014915096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float" office:value="2.68246127591318E+057" calcext:value-type="float">
            <text:p>2,68246127591318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44009474166695" calcext:value-type="float">
            <text:p>8,44009474166695</text:p>
          </table:table-cell>
          <table:table-cell table:formula="of:=[.F50]/[.G50]" office:value-type="float" office:value="42.8940682635628" calcext:value-type="float">
            <text:p>42,89406826356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2.84270809298792E+057" calcext:value-type="float">
            <text:p>2,84270809298792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28199458126337" calcext:value-type="float">
            <text:p>8,28199458126337</text:p>
          </table:table-cell>
          <table:table-cell table:formula="of:=[.F51]/[.G51]" office:value-type="float" office:value="43.7128998875503" calcext:value-type="float">
            <text:p>43,7128998875503</text:p>
          </table:table-cell>
        </table:table-row>
      </table:table>
      <table:table table:name="bignum_192_02.dat - 128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float" office:value="1.531640514275E+057" calcext:value-type="float">
            <text:p>1,53164051427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1.9638638272681" calcext:value-type="float">
            <text:p>11,9638638272681</text:p>
          </table:table-cell>
          <table:table-cell table:formula="of:= [.F2]/[.G2]" office:value-type="float" office:value="30.2602909249819" calcext:value-type="float">
            <text:p>30,2602909249819</text:p>
          </table:table-cell>
          <table:table-cell/>
          <table:table-cell office:value-type="string" calcext:value-type="string">
            <text:p>O(K * n^(1/k))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float" office:value="3.77704217542626E+057" calcext:value-type="float">
            <text:p>3,77704217542626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5.6603549570867" calcext:value-type="float">
            <text:p>15,6603549570867</text:p>
          </table:table-cell>
          <table:table-cell table:formula="of:= [.F3]/[.G3]" office:value-type="float" office:value="23.1176113818654" calcext:value-type="float">
            <text:p>23,1176113818654</text:p>
          </table:table-cell>
          <table:table-cell/>
          <table:table-cell office:value-type="string" calcext:value-type="string">
            <text:p>128 * (2^192)^1/1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float" office:value="4.3536407426687E+057" calcext:value-type="float">
            <text:p>4,353640742668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2.7833501140947" calcext:value-type="float">
            <text:p>12,7833501140947</text:p>
          </table:table-cell>
          <table:table-cell table:formula="of:= [.F4]/[.G4]" office:value-type="float" office:value="28.3204321847394" calcext:value-type="float">
            <text:p>28,3204321847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3.8725446811204E+057" calcext:value-type="float">
            <text:p>3,8725446811204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3.1969552511933" calcext:value-type="float">
            <text:p>13,1969552511933</text:p>
          </table:table-cell>
          <table:table-cell table:formula="of:= [.F5]/[.G5]" office:value-type="float" office:value="27.432842887549" calcext:value-type="float">
            <text:p>27,432842887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float" office:value="6.18278160796205E+057" calcext:value-type="float">
            <text:p>6,1827816079620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99304538157686" calcext:value-type="float">
            <text:p>9,99304538157686</text:p>
          </table:table-cell>
          <table:table-cell table:formula="of:= [.F6]/[.G6]" office:value-type="float" office:value="36.2281953274662" calcext:value-type="float">
            <text:p>36,2281953274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float" office:value="4.75065250660836E+055" calcext:value-type="float">
            <text:p>4,75065250660836E+055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88845696764461" calcext:value-type="float">
            <text:p>8,88845696764461</text:p>
          </table:table-cell>
          <table:table-cell table:formula="of:= [.F7]/[.G7]" office:value-type="float" office:value="40.7303541343392" calcext:value-type="float">
            <text:p>40,7303541343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float" office:value="4.11171961201772E+057" calcext:value-type="float">
            <text:p>4,11171961201772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0.9987671393449" calcext:value-type="float">
            <text:p>10,9987671393449</text:p>
          </table:table-cell>
          <table:table-cell table:formula="of:= [.F8]/[.G8]" office:value-type="float" office:value="32.9155072939896" calcext:value-type="float">
            <text:p>32,9155072939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5.11561084022276E+057" calcext:value-type="float">
            <text:p>5,11561084022276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54462002811015" calcext:value-type="float">
            <text:p>9,54462002811015</text:p>
          </table:table-cell>
          <table:table-cell table:formula="of:= [.F9]/[.G9]" office:value-type="float" office:value="37.9302684584378" calcext:value-type="float">
            <text:p>37,9302684584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float" office:value="1.50124705581403E+057" calcext:value-type="float">
            <text:p>1,50124705581403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1.2162796436104" calcext:value-type="float">
            <text:p>11,2162796436104</text:p>
          </table:table-cell>
          <table:table-cell table:formula="of:= [.F10]/[.G10]" office:value-type="float" office:value="32.2771909673488" calcext:value-type="float">
            <text:p>32,2771909673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float" office:value="1.66410192778893E+057" calcext:value-type="float">
            <text:p>1,66410192778893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79137491015949" calcext:value-type="float">
            <text:p>9,79137491015949</text:p>
          </table:table-cell>
          <table:table-cell table:formula="of:= [.F11]/[.G11]" office:value-type="float" office:value="36.974378299452" calcext:value-type="float">
            <text:p>36,974378299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float" office:value="1.88820532244991E+057" calcext:value-type="float">
            <text:p>1,88820532244991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66684844493034" calcext:value-type="float">
            <text:p>9,66684844493034</text:p>
          </table:table-cell>
          <table:table-cell table:formula="of:= [.F12]/[.G12]" office:value-type="float" office:value="37.4506750635842" calcext:value-type="float">
            <text:p>37,4506750635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5.80838770537957E+057" calcext:value-type="float">
            <text:p>5,8083877053795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52604781762654" calcext:value-type="float">
            <text:p>7,52604781762654</text:p>
          </table:table-cell>
          <table:table-cell table:formula="of:= [.F13]/[.G13]" office:value-type="float" office:value="48.1036008238082" calcext:value-type="float">
            <text:p>48,1036008238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float" office:value="1.35829840081316E+057" calcext:value-type="float">
            <text:p>1,35829840081316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69274952689916" calcext:value-type="float">
            <text:p>9,69274952689916</text:p>
          </table:table-cell>
          <table:table-cell table:formula="of:= [.F14]/[.G14]" office:value-type="float" office:value="37.3505989188414" calcext:value-type="float">
            <text:p>37,3505989188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float" office:value="3.44930970309669E+057" calcext:value-type="float">
            <text:p>3,4493097030966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94849017675808" calcext:value-type="float">
            <text:p>8,94849017675808</text:p>
          </table:table-cell>
          <table:table-cell table:formula="of:= [.F15]/[.G15]" office:value-type="float" office:value="40.4571042543356" calcext:value-type="float">
            <text:p>40,4571042543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float" office:value="1.47576971488298E+057" calcext:value-type="float">
            <text:p>1,47576971488298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5.6887908890639" calcext:value-type="float">
            <text:p>15,6887908890639</text:p>
          </table:table-cell>
          <table:table-cell table:formula="of:= [.F16]/[.G16]" office:value-type="float" office:value="23.0757107134596" calcext:value-type="float">
            <text:p>23,0757107134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73498393734235E+056" calcext:value-type="float">
            <text:p>8,73498393734235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0.0037913617428" calcext:value-type="float">
            <text:p>10,0037913617428</text:p>
          </table:table-cell>
          <table:table-cell table:formula="of:= [.F17]/[.G17]" office:value-type="float" office:value="36.1892793350829" calcext:value-type="float">
            <text:p>36,1892793350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float" office:value="4.41369614733215E+057" calcext:value-type="float">
            <text:p>4,4136961473321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46471115335026" calcext:value-type="float">
            <text:p>9,46471115335026</text:p>
          </table:table-cell>
          <table:table-cell table:formula="of:= [.F18]/[.G18]" office:value-type="float" office:value="38.2505069763118" calcext:value-type="float">
            <text:p>38,250506976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float" office:value="5.87368502658445E+057" calcext:value-type="float">
            <text:p>5,8736850265844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31687457343902" calcext:value-type="float">
            <text:p>9,31687457343902</text:p>
          </table:table-cell>
          <table:table-cell table:formula="of:= [.F19]/[.G19]" office:value-type="float" office:value="38.8574512993973" calcext:value-type="float">
            <text:p>38,8574512993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float" office:value="1.36144870214919E+057" calcext:value-type="float">
            <text:p>1,3614487021491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19488420995017" calcext:value-type="float">
            <text:p>8,19488420995017</text:p>
          </table:table-cell>
          <table:table-cell table:formula="of:= [.F20]/[.G20]" office:value-type="float" office:value="44.1775613571728" calcext:value-type="float">
            <text:p>44,1775613571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2.0422475569804E+057" calcext:value-type="float">
            <text:p>2,0422475569804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6.2183423988491" calcext:value-type="float">
            <text:p>6,2183423988491</text:p>
          </table:table-cell>
          <table:table-cell table:formula="of:= [.F21]/[.G21]" office:value-type="float" office:value="58.2196953430877" calcext:value-type="float">
            <text:p>58,2196953430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float" office:value="5.89446047481142E+057" calcext:value-type="float">
            <text:p>5,89446047481142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6.06110628618008" calcext:value-type="float">
            <text:p>6,06110628618008</text:p>
          </table:table-cell>
          <table:table-cell table:formula="of:= [.F22]/[.G22]" office:value-type="float" office:value="59.7300200502116" calcext:value-type="float">
            <text:p>59,730020050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float" office:value="4.4940042649759E+057" calcext:value-type="float">
            <text:p>4,494004264975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5.98299132919658" calcext:value-type="float">
            <text:p>5,98299132919658</text:p>
          </table:table-cell>
          <table:table-cell table:formula="of:= [.F23]/[.G23]" office:value-type="float" office:value="60.5098653968156" calcext:value-type="float">
            <text:p>60,5098653968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float" office:value="4.36912205033037E+057" calcext:value-type="float">
            <text:p>4,3691220503303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52150954063695" calcext:value-type="float">
            <text:p>7,52150954063695</text:p>
          </table:table-cell>
          <table:table-cell table:formula="of:= [.F24]/[.G24]" office:value-type="float" office:value="48.1326252455091" calcext:value-type="float">
            <text:p>48,1326252455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3.3840539034809E+057" calcext:value-type="float">
            <text:p>3,384053903480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6.44703688659273" calcext:value-type="float">
            <text:p>6,44703688659273</text:p>
          </table:table-cell>
          <table:table-cell table:formula="of:= [.F25]/[.G25]" office:value-type="float" office:value="56.1544793939179" calcext:value-type="float">
            <text:p>56,1544793939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float" office:value="3.2364641473254E+056" calcext:value-type="float">
            <text:p>3,2364641473254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44676283561271" calcext:value-type="float">
            <text:p>9,44676283561271</text:p>
          </table:table-cell>
          <table:table-cell table:formula="of:= [.F26]/[.G26]" office:value-type="float" office:value="38.3231807868837" calcext:value-type="float">
            <text:p>38,3231807868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float" office:value="1.67386873879347E+057" calcext:value-type="float">
            <text:p>1,6738687387934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65729888183129" calcext:value-type="float">
            <text:p>9,65729888183129</text:p>
          </table:table-cell>
          <table:table-cell table:formula="of:= [.F27]/[.G27]" office:value-type="float" office:value="37.4877079429636" calcext:value-type="float">
            <text:p>37,4877079429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float" office:value="3.07676839939443E+057" calcext:value-type="float">
            <text:p>3,07676839939443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6.52175622229092" calcext:value-type="float">
            <text:p>6,52175622229092</text:p>
          </table:table-cell>
          <table:table-cell table:formula="of:= [.F28]/[.G28]" office:value-type="float" office:value="55.5111211858251" calcext:value-type="float">
            <text:p>55,5111211858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81547373644345E+057" calcext:value-type="float">
            <text:p>5,8154737364434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5.98863137440778" calcext:value-type="float">
            <text:p>5,98863137440778</text:p>
          </table:table-cell>
          <table:table-cell table:formula="of:= [.F29]/[.G29]" office:value-type="float" office:value="60.4528776887359" calcext:value-type="float">
            <text:p>60,4528776887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float" office:value="2.267838811352E+057" calcext:value-type="float">
            <text:p>2,267838811352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5.96726686767605" calcext:value-type="float">
            <text:p>5,96726686767605</text:p>
          </table:table-cell>
          <table:table-cell table:formula="of:= [.F30]/[.G30]" office:value-type="float" office:value="60.6693161254564" calcext:value-type="float">
            <text:p>60,6693161254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float" office:value="5.4928181239065E+057" calcext:value-type="float">
            <text:p>5,492818123906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6.54459806250879" calcext:value-type="float">
            <text:p>6,54459806250879</text:p>
          </table:table-cell>
          <table:table-cell table:formula="of:= [.F31]/[.G31]" office:value-type="float" office:value="55.3173772540617" calcext:value-type="float">
            <text:p>55,3173772540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float" office:value="4.61626686419784E+057" calcext:value-type="float">
            <text:p>4,61626686419784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719586181498" calcext:value-type="float">
            <text:p>8,719586181498</text:p>
          </table:table-cell>
          <table:table-cell table:formula="of:= [.F32]/[.G32]" office:value-type="float" office:value="41.5191721790866" calcext:value-type="float">
            <text:p>41,5191721790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2.37389524607896E+057" calcext:value-type="float">
            <text:p>2,37389524607896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04747948909418" calcext:value-type="float">
            <text:p>9,04747948909418</text:p>
          </table:table-cell>
          <table:table-cell table:formula="of:= [.F33]/[.G33]" office:value-type="float" office:value="40.0144593238803" calcext:value-type="float">
            <text:p>40,0144593238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float" office:value="5.57254636952699E+057" calcext:value-type="float">
            <text:p>5,5725463695269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65723045826791" calcext:value-type="float">
            <text:p>7,65723045826791</text:p>
          </table:table-cell>
          <table:table-cell table:formula="of:= [.F34]/[.G34]" office:value-type="float" office:value="47.2794964149339" calcext:value-type="float">
            <text:p>47,2794964149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float" office:value="2.86575247151321E+057" calcext:value-type="float">
            <text:p>2,86575247151321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45075050733338" calcext:value-type="float">
            <text:p>9,45075050733338</text:p>
          </table:table-cell>
          <table:table-cell table:formula="of:= [.F35]/[.G35]" office:value-type="float" office:value="38.3070106145623" calcext:value-type="float">
            <text:p>38,3070106145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float" office:value="2.59721910544769E+056" calcext:value-type="float">
            <text:p>2,59721910544769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1250373264682" calcext:value-type="float">
            <text:p>9,1250373264682</text:p>
          </table:table-cell>
          <table:table-cell table:formula="of:= [.F36]/[.G36]" office:value-type="float" office:value="39.6743582571318" calcext:value-type="float">
            <text:p>39,6743582571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32528402589915E+057" calcext:value-type="float">
            <text:p>1,3252840258991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1.145221083213" calcext:value-type="float">
            <text:p>11,145221083213</text:p>
          </table:table-cell>
          <table:table-cell table:formula="of:= [.F37]/[.G37]" office:value-type="float" office:value="32.4829805794783" calcext:value-type="float">
            <text:p>32,482980579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float" office:value="5.50463513138135E+057" calcext:value-type="float">
            <text:p>5,50463513138135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5.5932975189081" calcext:value-type="float">
            <text:p>5,5932975189081</text:p>
          </table:table-cell>
          <table:table-cell table:formula="of:= [.F38]/[.G38]" office:value-type="float" office:value="64.7256826185556" calcext:value-type="float">
            <text:p>64,725682618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float" office:value="3.51845909080339E+057" calcext:value-type="float">
            <text:p>3,51845909080339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6.9645358018894" calcext:value-type="float">
            <text:p>6,9645358018894</text:p>
          </table:table-cell>
          <table:table-cell table:formula="of:= [.F39]/[.G39]" office:value-type="float" office:value="51.9819281999793" calcext:value-type="float">
            <text:p>51,9819281999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float" office:value="9.9639327107753E+055" calcext:value-type="float">
            <text:p>9,9639327107753E+055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09290429115635" calcext:value-type="float">
            <text:p>9,09290429115635</text:p>
          </table:table-cell>
          <table:table-cell table:formula="of:= [.F40]/[.G40]" office:value-type="float" office:value="39.8145618174059" calcext:value-type="float">
            <text:p>39,8145618174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4.08199384707543E+057" calcext:value-type="float">
            <text:p>4,08199384707543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15273325762464" calcext:value-type="float">
            <text:p>8,15273325762464</text:p>
          </table:table-cell>
          <table:table-cell table:formula="of:= [.F41]/[.G41]" office:value-type="float" office:value="44.4059665096268" calcext:value-type="float">
            <text:p>44,4059665096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float" office:value="4.80403902208376E+057" calcext:value-type="float">
            <text:p>4,80403902208376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1.5692956987302" calcext:value-type="float">
            <text:p>11,5692956987302</text:p>
          </table:table-cell>
          <table:table-cell table:formula="of:= [.F42]/[.G42]" office:value-type="float" office:value="31.2923110816275" calcext:value-type="float">
            <text:p>31,2923110816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float" office:value="3.53480769727041E+057" calcext:value-type="float">
            <text:p>3,53480769727041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0.1229793840312" calcext:value-type="float">
            <text:p>10,1229793840312</text:p>
          </table:table-cell>
          <table:table-cell table:formula="of:= [.F43]/[.G43]" office:value-type="float" office:value="35.7631865348946" calcext:value-type="float">
            <text:p>35,7631865348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float" office:value="2.09308440015524E+056" calcext:value-type="float">
            <text:p>2,09308440015524E+056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1.079838356028" calcext:value-type="float">
            <text:p>11,079838356028</text:p>
          </table:table-cell>
          <table:table-cell table:formula="of:= [.F44]/[.G44]" office:value-type="float" office:value="32.6746644099764" calcext:value-type="float">
            <text:p>32,6746644099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2.92525877702001E+057" calcext:value-type="float">
            <text:p>2,92525877702001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2.1550951379189" calcext:value-type="float">
            <text:p>12,1550951379189</text:p>
          </table:table-cell>
          <table:table-cell table:formula="of:= [.F45]/[.G45]" office:value-type="float" office:value="29.7842177204039" calcext:value-type="float">
            <text:p>29,7842177204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float" office:value="6.15858355954464E+057" calcext:value-type="float">
            <text:p>6,15858355954464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48773134277799" calcext:value-type="float">
            <text:p>8,48773134277799</text:p>
          </table:table-cell>
          <table:table-cell table:formula="of:= [.F46]/[.G46]" office:value-type="float" office:value="42.6533293031291" calcext:value-type="float">
            <text:p>42,6533293031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float" office:value="5.30808728816008E+057" calcext:value-type="float">
            <text:p>5,30808728816008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12.0988860475093" calcext:value-type="float">
            <text:p>12,0988860475093</text:p>
          </table:table-cell>
          <table:table-cell table:formula="of:= [.F47]/[.G47]" office:value-type="float" office:value="29.9225894498385" calcext:value-type="float">
            <text:p>29,9225894498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float" office:value="2.69803535691991E+057" calcext:value-type="float">
            <text:p>2,69803535691991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46034002836555" calcext:value-type="float">
            <text:p>9,46034002836555</text:p>
          </table:table-cell>
          <table:table-cell table:formula="of:= [.F48]/[.G48]" office:value-type="float" office:value="38.268180521472" calcext:value-type="float">
            <text:p>38,268180521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2.79158972282447E+057" calcext:value-type="float">
            <text:p>2,79158972282447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8.26976676684264" calcext:value-type="float">
            <text:p>8,26976676684264</text:p>
          </table:table-cell>
          <table:table-cell table:formula="of:= [.F49]/[.G49]" office:value-type="float" office:value="43.7775345069643" calcext:value-type="float">
            <text:p>43,7775345069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float" office:value="4.38129911701012E+057" calcext:value-type="float">
            <text:p>4,38129911701012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9.68602286880258" calcext:value-type="float">
            <text:p>9,68602286880258</text:p>
          </table:table-cell>
          <table:table-cell table:formula="of:= [.F50]/[.G50]" office:value-type="float" office:value="37.3765378116184" calcext:value-type="float">
            <text:p>37,3765378116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float" office:value="2.67899931564778E+057" calcext:value-type="float">
            <text:p>2,67899931564778E+057</text:p>
          </table:table-cell>
          <table:table-cell office:value-type="float" office:value="128" calcext:value-type="float">
            <text:p>128</text:p>
          </table:table-cell>
          <table:table-cell office:value-type="float" office:value="362.03" calcext:value-type="float">
            <text:p>362,03</text:p>
          </table:table-cell>
          <table:table-cell office:value-type="float" office:value="7.91968496777033" calcext:value-type="float">
            <text:p>7,91968496777033</text:p>
          </table:table-cell>
          <table:table-cell table:formula="of:= [.F51]/[.G51]" office:value-type="float" office:value="45.7126768897127" calcext:value-type="float">
            <text:p>45,7126768897127</text:p>
          </table:table-cell>
          <table:table-cell table:number-columns-repeated="2"/>
        </table:table-row>
      </table:table>
      <table:table table:name="bignum_256_01.dat - 128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1001101000001010001010010000100011110110010111000111010111011110</text:p>
          </table:table-cell>
          <table:table-cell office:value-type="float" office:value="2.82537805797558E+076" calcext:value-type="float">
            <text:p>2,82537805797558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95475912602919" calcext:value-type="float">
            <text:p>8,95475912602919</text:p>
          </table:table-cell>
          <table:table-cell table:formula="of:= [.F2]/[.G2]" office:value-type="float" office:value="57.1763006457368" calcext:value-type="float">
            <text:p>57,176300645736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10110001100011100010000101010110011000010111001101100101100100011000101010111100000111110100100000000111000001100110000001101110</text:p>
          </table:table-cell>
          <table:table-cell office:value-type="float" office:value="6.06304269471986E+076" calcext:value-type="float">
            <text:p>6,0630426947198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4731705911259" calcext:value-type="float">
            <text:p>12,4731705911259</text:p>
          </table:table-cell>
          <table:table-cell table:formula="of:= [.F3]/[.G3]" office:value-type="float" office:value="41.0481037086324" calcext:value-type="float">
            <text:p>41,04810370863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1.11390452717807E+077" calcext:value-type="float">
            <text:p>1,11390452717807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2067077772483" calcext:value-type="float">
            <text:p>10,2067077772483</text:p>
          </table:table-cell>
          <table:table-cell table:formula="of:= [.F4]/[.G4]" office:value-type="float" office:value="50.163089918308" calcext:value-type="float">
            <text:p>50,1630899183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0000000111101111111111011100001110000001100100000101110011000110</text:p>
          </table:table-cell>
          <table:table-cell office:value-type="float" office:value="1.14052189985714E+077" calcext:value-type="float">
            <text:p>1,14052189985714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8147560617729" calcext:value-type="float">
            <text:p>10,8147560617729</text:p>
          </table:table-cell>
          <table:table-cell table:formula="of:= [.F5]/[.G5]" office:value-type="float" office:value="47.342722949598" calcext:value-type="float">
            <text:p>47,3427229495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10100111101100000101101100010011101010001101010100001110000100010011010001100010011001010110011110101101100100100011110010011111</text:p>
          </table:table-cell>
          <table:table-cell office:value-type="float" office:value="4.48285226493951E+076" calcext:value-type="float">
            <text:p>4,4828522649395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91644238085065" calcext:value-type="float">
            <text:p>9,91644238085065</text:p>
          </table:table-cell>
          <table:table-cell table:formula="of:= [.F6]/[.G6]" office:value-type="float" office:value="51.6314198516101" calcext:value-type="float">
            <text:p>51,63141985161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7.99375352978107E+076" calcext:value-type="float">
            <text:p>7,99375352978107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87276326007227" calcext:value-type="float">
            <text:p>8,87276326007227</text:p>
          </table:table-cell>
          <table:table-cell table:formula="of:= [.F7]/[.G7]" office:value-type="float" office:value="57.7046839854295" calcext:value-type="float">
            <text:p>57,70468398542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0100001111011110000010001110100000010110010100110100010001110011</text:p>
          </table:table-cell>
          <table:table-cell office:value-type="float" office:value="2.76931202300114E+076" calcext:value-type="float">
            <text:p>2,7693120230011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68339990005256" calcext:value-type="float">
            <text:p>8,68339990005256</text:p>
          </table:table-cell>
          <table:table-cell table:formula="of:= [.F8]/[.G8]" office:value-type="float" office:value="58.9630796569557" calcext:value-type="float">
            <text:p>58,96307965695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0101010100110011000010110010001010110000101110111000111001111100010111111010100110110101000011001010111010011000111011110001001101000000011100100010001101000111101110000001100001001001100010001011101011000011101111110111111011000111111110010100101001</text:p>
          </table:table-cell>
          <table:table-cell office:value-type="float" office:value="2.23131538911271E+076" calcext:value-type="float">
            <text:p>2,2313153891127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5164904438146" calcext:value-type="float">
            <text:p>10,5164904438146</text:p>
          </table:table-cell>
          <table:table-cell table:formula="of:= [.F9]/[.G9]" office:value-type="float" office:value="48.6854433744234" calcext:value-type="float">
            <text:p>48,68544337442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4.10030631193622E+076" calcext:value-type="float">
            <text:p>4,10030631193622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3.1402232900903" calcext:value-type="float">
            <text:p>13,1402232900903</text:p>
          </table:table-cell>
          <table:table-cell table:formula="of:= [.F10]/[.G10]" office:value-type="float" office:value="38.9643302626467" calcext:value-type="float">
            <text:p>38,96433026264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1000110010101100011110010011111110100101010000101001101111000001</text:p>
          </table:table-cell>
          <table:table-cell office:value-type="float" office:value="2.50561829755293E+076" calcext:value-type="float">
            <text:p>2,50561829755293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5809254473495" calcext:value-type="float">
            <text:p>11,5809254473495</text:p>
          </table:table-cell>
          <table:table-cell table:formula="of:= [.F11]/[.G11]" office:value-type="float" office:value="44.2106291356172" calcext:value-type="float">
            <text:p>44,210629135617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00111100001011111100000100110110110100110101001011111101100110111111001010111000111111110010111111110000000000110000010000110111</text:p>
          </table:table-cell>
          <table:table-cell office:value-type="float" office:value="2.96890648990189E+076" calcext:value-type="float">
            <text:p>2,96890648990189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74523173653035" calcext:value-type="float">
            <text:p>8,74523173653035</text:p>
          </table:table-cell>
          <table:table-cell table:formula="of:= [.F12]/[.G12]" office:value-type="float" office:value="58.5461901325367" calcext:value-type="float">
            <text:p>58,54619013253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07777812187728E+076" calcext:value-type="float">
            <text:p>8,07777812187728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197310305542" calcext:value-type="float">
            <text:p>11,197310305542</text:p>
          </table:table-cell>
          <table:table-cell table:formula="of:= [.F13]/[.G13]" office:value-type="float" office:value="45.7252666961092" calcext:value-type="float">
            <text:p>45,72526669610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1110111110001100001000100000111010101000000011101101100110111011</text:p>
          </table:table-cell>
          <table:table-cell office:value-type="float" office:value="8.14183232489541E+076" calcext:value-type="float">
            <text:p>8,1418323248954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0430683670364" calcext:value-type="float">
            <text:p>12,0430683670364</text:p>
          </table:table-cell>
          <table:table-cell table:formula="of:= [.F14]/[.G14]" office:value-type="float" office:value="42.5140823248515" calcext:value-type="float">
            <text:p>42,51408232485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00110111100001100011000000001011101100110101010110100100011010010001011001110000001000111011111101110101010011000001001001001001</text:p>
          </table:table-cell>
          <table:table-cell office:value-type="float" office:value="1.01227090429259E+077" calcext:value-type="float">
            <text:p>1,01227090429259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3187752007568" calcext:value-type="float">
            <text:p>11,3187752007568</text:p>
          </table:table-cell>
          <table:table-cell table:formula="of:= [.F15]/[.G15]" office:value-type="float" office:value="45.2345762610222" calcext:value-type="float">
            <text:p>45,23457626102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7.45178637202337E+076" calcext:value-type="float">
            <text:p>7,45178637202337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1298876407706" calcext:value-type="float">
            <text:p>10,1298876407706</text:p>
          </table:table-cell>
          <table:table-cell table:formula="of:= [.F16]/[.G16]" office:value-type="float" office:value="50.543502372061" calcext:value-type="float">
            <text:p>50,5435023720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1011011101000111100110000000000110100101011111010010110110110101</text:p>
          </table:table-cell>
          <table:table-cell office:value-type="float" office:value="1.08733603831443E+077" calcext:value-type="float">
            <text:p>1,08733603831443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3961983271028" calcext:value-type="float">
            <text:p>11,3961983271028</text:p>
          </table:table-cell>
          <table:table-cell table:formula="of:= [.F17]/[.G17]" office:value-type="float" office:value="44.9272630489718" calcext:value-type="float">
            <text:p>44,92726304897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10001110001110101101000101010111000010100101011111011100101110001101110111100011100000010001110100111110000101101110001110110010001011111100001100111010111011101111010001110101111011010110011111010000011000000001010001111110011101111100101000101100</text:p>
          </table:table-cell>
          <table:table-cell office:value-type="float" office:value="5.67905241128112E+075" calcext:value-type="float">
            <text:p>5,67905241128112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30710926855549" calcext:value-type="float">
            <text:p>9,30710926855549</text:p>
          </table:table-cell>
          <table:table-cell table:formula="of:= [.F18]/[.G18]" office:value-type="float" office:value="55.0117104276208" calcext:value-type="float">
            <text:p>55,01171042762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000110001101111001101001100111010100001101010000001111111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4.61100721503224E+075" calcext:value-type="float">
            <text:p>4,61100721503224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5563742272926" calcext:value-type="float">
            <text:p>11,5563742272926</text:p>
          </table:table-cell>
          <table:table-cell table:formula="of:= [.F19]/[.G19]" office:value-type="float" office:value="44.3045534810402" calcext:value-type="float">
            <text:p>44,30455348104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0100010001000100000000010100101101011100000100111000001111100001</text:p>
          </table:table-cell>
          <table:table-cell office:value-type="float" office:value="5.97022258294483E+075" calcext:value-type="float">
            <text:p>5,97022258294483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38818210071999" calcext:value-type="float">
            <text:p>9,38818210071999</text:p>
          </table:table-cell>
          <table:table-cell table:formula="of:= [.F20]/[.G20]" office:value-type="float" office:value="54.5366498547929" calcext:value-type="float">
            <text:p>54,53664985479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01111101011110101111010111111111110000000101000101100001010000000101101110011101110010101011010010011110101010111100100011010010</text:p>
          </table:table-cell>
          <table:table-cell office:value-type="float" office:value="3.17192027862612E+076" calcext:value-type="float">
            <text:p>3,17192027862612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4.4360014222418" calcext:value-type="float">
            <text:p>14,4360014222418</text:p>
          </table:table-cell>
          <table:table-cell table:formula="of:= [.F21]/[.G21]" office:value-type="float" office:value="35.4668848405039" calcext:value-type="float">
            <text:p>35,46688484050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17105915612722E+076" calcext:value-type="float">
            <text:p>5,17105915612722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7.19779320942815" calcext:value-type="float">
            <text:p>7,19779320942815</text:p>
          </table:table-cell>
          <table:table-cell table:formula="of:= [.F22]/[.G22]" office:value-type="float" office:value="71.132913255878" calcext:value-type="float">
            <text:p>71,1329132558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1110000000000011101100100111000011000110101101100110101100101011</text:p>
          </table:table-cell>
          <table:table-cell office:value-type="float" office:value="4.18342421534361E+076" calcext:value-type="float">
            <text:p>4,1834242153436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6.14640336276045" calcext:value-type="float">
            <text:p>6,14640336276045</text:p>
          </table:table-cell>
          <table:table-cell table:formula="of:= [.F23]/[.G23]" office:value-type="float" office:value="83.3007483859719" calcext:value-type="float">
            <text:p>83,30074838597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10111100010001000001001100101010110000000011111101000110110111001000001100011011100101111100000011000000111011100000001001010100</text:p>
          </table:table-cell>
          <table:table-cell office:value-type="float" office:value="5.7872771327161E+076" calcext:value-type="float">
            <text:p>5,787277132716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37597953019712" calcext:value-type="float">
            <text:p>8,37597953019712</text:p>
          </table:table-cell>
          <table:table-cell table:formula="of:= [.F24]/[.G24]" office:value-type="float" office:value="61.1271789949027" calcext:value-type="float">
            <text:p>61,12717899490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5.60748492917013E+076" calcext:value-type="float">
            <text:p>5,60748492917013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0138031729391" calcext:value-type="float">
            <text:p>12,0138031729391</text:p>
          </table:table-cell>
          <table:table-cell table:formula="of:= [.F25]/[.G25]" office:value-type="float" office:value="42.6176451061952" calcext:value-type="float">
            <text:p>42,61764510619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0111010011011111110110100001001011011111010100001010010110100001</text:p>
          </table:table-cell>
          <table:table-cell office:value-type="float" office:value="1.02795336717544E+077" calcext:value-type="float">
            <text:p>1,02795336717544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2002302159962" calcext:value-type="float">
            <text:p>11,2002302159962</text:p>
          </table:table-cell>
          <table:table-cell table:formula="of:= [.F26]/[.G26]" office:value-type="float" office:value="45.7133460764726" calcext:value-type="float">
            <text:p>45,71334607647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110010101101000110110000111011110111110101111000101011111010001111011100001011110001111111010011110000011010001111110100100000001010100101111001111110001110100100111011110010001101110110101101110101010110010000010001101001010100000001000101110110100010</text:p>
          </table:table-cell>
          <table:table-cell office:value-type="float" office:value="6.36296500945554E+076" calcext:value-type="float">
            <text:p>6,3629650094555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60890411523913" calcext:value-type="float">
            <text:p>9,60890411523913</text:p>
          </table:table-cell>
          <table:table-cell table:formula="of:= [.F27]/[.G27]" office:value-type="float" office:value="53.283911865454" calcext:value-type="float">
            <text:p>53,2839118654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01010011101010100110110111101011111000001100011010010100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054660050995E+075" calcext:value-type="float">
            <text:p>1,054660050995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58417527797892" calcext:value-type="float">
            <text:p>8,58417527797892</text:p>
          </table:table-cell>
          <table:table-cell table:formula="of:= [.F28]/[.G28]" office:value-type="float" office:value="59.6446348565877" calcext:value-type="float">
            <text:p>59,64463485658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1000111101111110011011010100101010110011100011110101110100011101</text:p>
          </table:table-cell>
          <table:table-cell office:value-type="float" office:value="1.01542595487742E+077" calcext:value-type="float">
            <text:p>1,01542595487742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288522535844" calcext:value-type="float">
            <text:p>10,288522535844</text:p>
          </table:table-cell>
          <table:table-cell table:formula="of:= [.F29]/[.G29]" office:value-type="float" office:value="49.7641909434763" calcext:value-type="float">
            <text:p>49,76419094347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10000011010100111101100011110111101110110100011010011110100100010110011011001011011011111111100111011000001000111110010010000000100000100000100100001111010001010111100111001111001001001111110011101000000001001100000111011000000000010111011011001001100</text:p>
          </table:table-cell>
          <table:table-cell office:value-type="float" office:value="1.03174363361615E+077" calcext:value-type="float">
            <text:p>1,03174363361615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04157809937677" calcext:value-type="float">
            <text:p>8,04157809937677</text:p>
          </table:table-cell>
          <table:table-cell table:formula="of:= [.F30]/[.G30]" office:value-type="float" office:value="63.6690950050812" calcext:value-type="float">
            <text:p>63,66909500508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0101100001110001101010101010011001110101000111011010000100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5.67118613833596E+076" calcext:value-type="float">
            <text:p>5,6711861383359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5897579327164" calcext:value-type="float">
            <text:p>10,5897579327164</text:p>
          </table:table-cell>
          <table:table-cell table:formula="of:= [.F31]/[.G31]" office:value-type="float" office:value="48.3486027965009" calcext:value-type="float">
            <text:p>48,34860279650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1001000000101001000111010100010100101101100100100001001011010101</text:p>
          </table:table-cell>
          <table:table-cell office:value-type="float" office:value="8.86188783604931E+076" calcext:value-type="float">
            <text:p>8,8618878360493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48211095459482" calcext:value-type="float">
            <text:p>8,48211095459482</text:p>
          </table:table-cell>
          <table:table-cell table:formula="of:= [.F32]/[.G32]" office:value-type="float" office:value="60.3623322944916" calcext:value-type="float">
            <text:p>60,36233229449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001101101111000010011111011010111110010111111100001001010001111100000110001110101101010100100000110110111110111110000100001000100010010100100000110110010001010111111100111111111111000111010000001100011010010111000001000100110010011011000100010110</text:p>
          </table:table-cell>
          <table:table-cell office:value-type="float" office:value="1.83351900898702E+075" calcext:value-type="float">
            <text:p>1,83351900898702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3.0380859811442" calcext:value-type="float">
            <text:p>13,0380859811442</text:p>
          </table:table-cell>
          <table:table-cell table:formula="of:= [.F33]/[.G33]" office:value-type="float" office:value="39.2695676911825" calcext:value-type="float">
            <text:p>39,26956769118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011110111100101000111010011000101001011011011011110010110110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3.43162684243101E+076" calcext:value-type="float">
            <text:p>3,4316268424310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0866954398665" calcext:value-type="float">
            <text:p>11,0866954398665</text:p>
          </table:table-cell>
          <table:table-cell table:formula="of:= [.F34]/[.G34]" office:value-type="float" office:value="46.1814796642565" calcext:value-type="float">
            <text:p>46,18147966425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1101100001111011000001000110000111000011000110010110100111100111</text:p>
          </table:table-cell>
          <table:table-cell office:value-type="float" office:value="1.13605814779475E+077" calcext:value-type="float">
            <text:p>1,13605814779475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0984841956132" calcext:value-type="float">
            <text:p>10,0984841956132</text:p>
          </table:table-cell>
          <table:table-cell table:formula="of:= [.F35]/[.G35]" office:value-type="float" office:value="50.7006784466142" calcext:value-type="float">
            <text:p>50,70067844661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1010111101100110011010000110100100001111001111100101111001001100100000001011101110110110010100011111110101101110110000101101101110000010001100110110110000010001010011110110000101110001011011010110001100101110100110111010011000100010110101011111110001</text:p>
          </table:table-cell>
          <table:table-cell office:value-type="float" office:value="4.10431507927759E+076" calcext:value-type="float">
            <text:p>4,10431507927759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1977400280769" calcext:value-type="float">
            <text:p>12,1977400280769</text:p>
          </table:table-cell>
          <table:table-cell table:formula="of:= [.F36]/[.G36]" office:value-type="float" office:value="41.9749887127839" calcext:value-type="float">
            <text:p>41,97498871278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10011101100000101111001001101000110001001010111100011100000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6.54094918914228E+075" calcext:value-type="float">
            <text:p>6,54094918914228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2545966862187" calcext:value-type="float">
            <text:p>10,2545966862187</text:p>
          </table:table-cell>
          <table:table-cell table:formula="of:= [.F37]/[.G37]" office:value-type="float" office:value="49.9288285699314" calcext:value-type="float">
            <text:p>49,92882856993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0110110101000010000011101101010001001000000011110001000010001101</text:p>
          </table:table-cell>
          <table:table-cell office:value-type="float" office:value="8.08207035218553E+076" calcext:value-type="float">
            <text:p>8,08207035218553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2356289508559" calcext:value-type="float">
            <text:p>9,2356289508559</text:p>
          </table:table-cell>
          <table:table-cell table:formula="of:= [.F38]/[.G38]" office:value-type="float" office:value="55.437480514259" calcext:value-type="float">
            <text:p>55,4374805142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01000101100111010101111000000100001010101000110011110101001011110000100000100011110100000010101001111111100010110111000110111100110100110000001000110101000111011101110011111011110010000000110010100100100100100000110101010111100001011101000101010011011</text:p>
          </table:table-cell>
          <table:table-cell office:value-type="float" office:value="5.88800330692173E+076" calcext:value-type="float">
            <text:p>5,88800330692173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876728353819" calcext:value-type="float">
            <text:p>11,876728353819</text:p>
          </table:table-cell>
          <table:table-cell table:formula="of:= [.F39]/[.G39]" office:value-type="float" office:value="43.1095150741041" calcext:value-type="float">
            <text:p>43,10951507410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100010011011110000110110000110100000000011001110001101001010010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8.90457450683741E+076" calcext:value-type="float">
            <text:p>8,9045745068374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76079004060788" calcext:value-type="float">
            <text:p>8,76079004060788</text:p>
          </table:table-cell>
          <table:table-cell table:formula="of:= [.F40]/[.G40]" office:value-type="float" office:value="58.4422178395767" calcext:value-type="float">
            <text:p>58,44221783957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0000101101100001000010110110100101101001111101101011101011110001</text:p>
          </table:table-cell>
          <table:table-cell office:value-type="float" office:value="1.78767437367825E+076" calcext:value-type="float">
            <text:p>1,7876743736782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39946516731158" calcext:value-type="float">
            <text:p>8,39946516731158</text:p>
          </table:table-cell>
          <table:table-cell table:formula="of:= [.F41]/[.G41]" office:value-type="float" office:value="60.9562620716095" calcext:value-type="float">
            <text:p>60,95626207160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100001011010001100101111100001110010000101000100000011010111010100110001011001000001101011011001101110100110001011110011100111110110110101011010111001100010011011100100110010000111000000000111010111110010011100010010101000010000001010001001010000101111</text:p>
          </table:table-cell>
          <table:table-cell office:value-type="float" office:value="6.89109210058846E+076" calcext:value-type="float">
            <text:p>6,8910921005884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3.0934709731944" calcext:value-type="float">
            <text:p>13,0934709731944</text:p>
          </table:table-cell>
          <table:table-cell table:formula="of:= [.F42]/[.G42]" office:value-type="float" office:value="39.1034585900249" calcext:value-type="float">
            <text:p>39,10345859002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111001001100110110011011001110001011111100000010101111111111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8.60752241272687E+076" calcext:value-type="float">
            <text:p>8,60752241272687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11914912762756" calcext:value-type="float">
            <text:p>8,11914912762756</text:p>
          </table:table-cell>
          <table:table-cell table:formula="of:= [.F43]/[.G43]" office:value-type="float" office:value="63.0607951586681" calcext:value-type="float">
            <text:p>63,06079515866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0100100001111010000110100101100000110000001010111000100000110110</text:p>
          </table:table-cell>
          <table:table-cell office:value-type="float" office:value="8.18462628424012E+076" calcext:value-type="float">
            <text:p>8,18462628424012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3.1190496075686" calcext:value-type="float">
            <text:p>13,1190496075686</text:p>
          </table:table-cell>
          <table:table-cell table:formula="of:= [.F44]/[.G44]" office:value-type="float" office:value="39.0272173149356" calcext:value-type="float">
            <text:p>39,02721731493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10010001000101101000000001011000111101111001101111011101111011001111100110011011000110100001011000101110110100000011010101001100101000011101110101001111111100101011111000101111111110011110111101011000101010011101010011110011000011000111110111110101100</text:p>
          </table:table-cell>
          <table:table-cell office:value-type="float" office:value="1.65247961391046E+076" calcext:value-type="float">
            <text:p>1,6524796139104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0.8488429179855" calcext:value-type="float">
            <text:p>20,8488429179855</text:p>
          </table:table-cell>
          <table:table-cell table:formula="of:= [.F45]/[.G45]" office:value-type="float" office:value="24.5577177598819" calcext:value-type="float">
            <text:p>24,55771775988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1100101011110010100010011110000110001001111100000111000100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3.03823304971925E+076" calcext:value-type="float">
            <text:p>3,0382330497192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3.8469387956899" calcext:value-type="float">
            <text:p>13,8469387956899</text:p>
          </table:table-cell>
          <table:table-cell table:formula="of:= [.F46]/[.G46]" office:value-type="float" office:value="36.9756815968139" calcext:value-type="float">
            <text:p>36,97568159681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0111011110111000000000100101110010011110101011000001010101011111</text:p>
          </table:table-cell>
          <table:table-cell office:value-type="float" office:value="8.06161963732049E+076" calcext:value-type="float">
            <text:p>8,06161963732049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6.39856325366" calcext:value-type="float">
            <text:p>16,39856325366</text:p>
          </table:table-cell>
          <table:table-cell table:formula="of:= [.F47]/[.G47]" office:value-type="float" office:value="31.2222474664496" calcext:value-type="float">
            <text:p>31,22224746644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11011111110001001001000101011100001011100100110001010110011001110110010110111001101110000111000101011111011101110110010110010100110111010011100110010010000001000100100011001110101011111101001001101001110100011010010010010100100100000110011000010000001</text:p>
          </table:table-cell>
          <table:table-cell office:value-type="float" office:value="2.12554223963674E+076" calcext:value-type="float">
            <text:p>2,1255422396367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5.5976773773489" calcext:value-type="float">
            <text:p>15,5976773773489</text:p>
          </table:table-cell>
          <table:table-cell table:formula="of:= [.F48]/[.G48]" office:value-type="float" office:value="32.8254000652387" calcext:value-type="float">
            <text:p>32,82540006523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10011010000101100001011000000010011010000110100000100101000110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7.53198449238038E+076" calcext:value-type="float">
            <text:p>7,53198449238038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7.6201559685417" calcext:value-type="float">
            <text:p>17,6201559685417</text:p>
          </table:table-cell>
          <table:table-cell table:formula="of:= [.F49]/[.G49]" office:value-type="float" office:value="29.0576315507141" calcext:value-type="float">
            <text:p>29,05763155071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1101010111010101101011100011001111000110011100000111010101000100</text:p>
          </table:table-cell>
          <table:table-cell office:value-type="float" office:value="1.6130787152557E+076" calcext:value-type="float">
            <text:p>1,6130787152557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9528480989294" calcext:value-type="float">
            <text:p>12,9528480989294</text:p>
          </table:table-cell>
          <table:table-cell table:formula="of:= [.F50]/[.G50]" office:value-type="float" office:value="39.5279861301175" calcext:value-type="float">
            <text:p>39,52798613011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1.dat</text:p>
          </table:table-cell>
          <table:table-cell office:value-type="string" calcext:value-type="string">
            <text:p>0b1000000000000101101110010010001111010010010011111000110111011000001001100101100110111000110010010111001011000000110011011111101001111011000010001000101010000001101010101101010010000011101111011010110000111000101000000010100110000110001010100000010101111000</text:p>
          </table:table-cell>
          <table:table-cell office:value-type="float" office:value="5.79061566428025E+076" calcext:value-type="float">
            <text:p>5,7906156642802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5.808472519744" calcext:value-type="float">
            <text:p>15,808472519744</text:p>
          </table:table-cell>
          <table:table-cell table:formula="of:= [.F51]/[.G51]" office:value-type="float" office:value="32.3876958612249" calcext:value-type="float">
            <text:p>32,3876958612249</text:p>
          </table:table-cell>
        </table:table-row>
      </table:table>
      <table:table table:name="bignum_256_02.dat - 128 frasc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al algoritmo</text:p>
          </table:table-cell>
          <table:table-cell table:style-name="Default"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0101110010110110010010110000001000111100001110100111000100100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6.77539793164084E+076" calcext:value-type="float">
            <text:p>6,7753979316408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6846772157063" calcext:value-type="float">
            <text:p>10,6846772157063</text:p>
          </table:table-cell>
          <table:table-cell table:formula="of:= [.F2]/[.G2]" office:value-type="float" office:value="47.9190891464057" calcext:value-type="float">
            <text:p>47,9190891464057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0000110010010000011001011011100100001101100000001010101010011011</text:p>
          </table:table-cell>
          <table:table-cell office:value-type="float" office:value="1.13546705232486E+077" calcext:value-type="float">
            <text:p>1,13546705232486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1902002088626" calcext:value-type="float">
            <text:p>10,1902002088626</text:p>
          </table:table-cell>
          <table:table-cell table:formula="of:= [.F3]/[.G3]" office:value-type="float" office:value="50.2443513871989" calcext:value-type="float">
            <text:p>50,2443513871989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0000001100001111010101111101001110100001010101010010001000101001000001101111100111011100011011110010111010111110010010010001011100100110001111001101000110000111000011100110100100010010111001001000011101111101111100111000011000001010100101100100101</text:p>
          </table:table-cell>
          <table:table-cell office:value-type="float" office:value="4.97814455201201E+075" calcext:value-type="float">
            <text:p>4,97814455201201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41523423186127" calcext:value-type="float">
            <text:p>9,41523423186127</text:p>
          </table:table-cell>
          <table:table-cell table:formula="of:= [.F4]/[.G4]" office:value-type="float" office:value="54.3799535297152" calcext:value-type="float">
            <text:p>54,379953529715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1101010111111110011100110000100110100001111111011101110110100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5.73022983882175E+076" calcext:value-type="float">
            <text:p>5,7302298388217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9057310750478" calcext:value-type="float">
            <text:p>10,9057310750478</text:p>
          </table:table-cell>
          <table:table-cell table:formula="of:= [.F5]/[.G5]" office:value-type="float" office:value="46.947792539232" calcext:value-type="float">
            <text:p>46,94779253923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0100010011000100110101111000111111011101000000110100001010000010</text:p>
          </table:table-cell>
          <table:table-cell office:value-type="float" office:value="2.75756482826785E+076" calcext:value-type="float">
            <text:p>2,7575648282678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46331794445505" calcext:value-type="float">
            <text:p>8,46331794445505</text:p>
          </table:table-cell>
          <table:table-cell table:formula="of:= [.F6]/[.G6]" office:value-type="float" office:value="60.4963683699783" calcext:value-type="float">
            <text:p>60,4963683699783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0111111001110100101110011000001010111100110001001100100101101110010110000011111011110101101110010101000010010111110000000100100101101100100000011100010000010011101100001000101101101001001111101010001011111111111111001110010010000110000000010110100010</text:p>
          </table:table-cell>
          <table:table-cell office:value-type="float" office:value="2.80324842513827E+076" calcext:value-type="float">
            <text:p>2,80324842513827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0582861299938" calcext:value-type="float">
            <text:p>10,0582861299938</text:p>
          </table:table-cell>
          <table:table-cell table:formula="of:= [.F7]/[.G7]" office:value-type="float" office:value="50.9033043386205" calcext:value-type="float">
            <text:p>50,9033043386205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10000001110111101101100001001111011111101010001010101100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1.1084969656764E+076" calcext:value-type="float">
            <text:p>1,108496965676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0424120934092" calcext:value-type="float">
            <text:p>8,0424120934092</text:p>
          </table:table-cell>
          <table:table-cell table:formula="of:= [.F8]/[.G8]" office:value-type="float" office:value="63.6624925524006" calcext:value-type="float">
            <text:p>63,6624925524006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0110101011011111010000011110110001000000010110000111010000011101</text:p>
          </table:table-cell>
          <table:table-cell office:value-type="float" office:value="3.84142536119545E+075" calcext:value-type="float">
            <text:p>3,84142536119545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7.01420582576547" calcext:value-type="float">
            <text:p>7,01420582576547</text:p>
          </table:table-cell>
          <table:table-cell table:formula="of:= [.F9]/[.G9]" office:value-type="float" office:value="72.9947213865976" calcext:value-type="float">
            <text:p>72,9947213865976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10101001111001000110101100011100110000000010101011011010000110001010100011001000110011001111111100010000110011011110010011110000001110100011000111000000000001100011011101101011000010000100110001100101101110111100111011111101100110110100111111111100011</text:p>
          </table:table-cell>
          <table:table-cell office:value-type="float" office:value="7.83899476808424E+076" calcext:value-type="float">
            <text:p>7,8389947680842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16586172552067" calcext:value-type="float">
            <text:p>9,16586172552067</text:p>
          </table:table-cell>
          <table:table-cell table:formula="of:= [.F10]/[.G10]" office:value-type="float" office:value="55.8594505712899" calcext:value-type="float">
            <text:p>55,8594505712899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00000011111111001101010101111110100010100000011001101100000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8.15572234863579E+075" calcext:value-type="float">
            <text:p>8,15572234863579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29768537603128" calcext:value-type="float">
            <text:p>8,29768537603128</text:p>
          </table:table-cell>
          <table:table-cell table:formula="of:= [.F11]/[.G11]" office:value-type="float" office:value="61.7039543917831" calcext:value-type="float">
            <text:p>61,7039543917831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1011001111011011011100101111100100100000001100010111001110101110</text:p>
          </table:table-cell>
          <table:table-cell office:value-type="float" office:value="6.14686743733764E+076" calcext:value-type="float">
            <text:p>6,1468674373376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944791186188" calcext:value-type="float">
            <text:p>12,944791186188</text:p>
          </table:table-cell>
          <table:table-cell table:formula="of:= [.F12]/[.G12]" office:value-type="float" office:value="39.5525885768092" calcext:value-type="float">
            <text:p>39,552588576809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0100110001111010010101000001010000000011000011000001110101010101001100110011110001101011110101001011101001001101111011100101001001100000110100111010000110101011111010000010111011010100000011010111100000011001110111101000110010011110110111111110001001</text:p>
          </table:table-cell>
          <table:table-cell office:value-type="float" office:value="3.85347779078763E+076" calcext:value-type="float">
            <text:p>3,85347779078763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09231610651009" calcext:value-type="float">
            <text:p>8,09231610651009</text:p>
          </table:table-cell>
          <table:table-cell table:formula="of:= [.F13]/[.G13]" office:value-type="float" office:value="63.2698961905489" calcext:value-type="float">
            <text:p>63,2698961905489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11011110101010101011111100101001100010100011011110011000010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8.9991414919861E+076" calcext:value-type="float">
            <text:p>8,999141491986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3535800943421" calcext:value-type="float">
            <text:p>10,3535800943421</text:p>
          </table:table-cell>
          <table:table-cell table:formula="of:= [.F14]/[.G14]" office:value-type="float" office:value="49.4514936219783" calcext:value-type="float">
            <text:p>49,4514936219783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0110110101101101100010010100101010010011010010001110101100010110</text:p>
          </table:table-cell>
          <table:table-cell office:value-type="float" office:value="3.02218994820391E+075" calcext:value-type="float">
            <text:p>3,02218994820391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6884703603784" calcext:value-type="float">
            <text:p>10,6884703603784</text:p>
          </table:table-cell>
          <table:table-cell table:formula="of:= [.F15]/[.G15]" office:value-type="float" office:value="47.9020835289919" calcext:value-type="float">
            <text:p>47,9020835289919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1101010010001010010001011011111010101101101011011001011110010000010101011101011111001110111110001001010110001001110110110101111001100000001010010000100010100111010000111101001010001011110101011001111111010001011101000001111010110011101101010100110001</text:p>
          </table:table-cell>
          <table:table-cell office:value-type="float" office:value="4.49241370601775E+076" calcext:value-type="float">
            <text:p>4,4924137060177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06862905058128" calcext:value-type="float">
            <text:p>9,06862905058128</text:p>
          </table:table-cell>
          <table:table-cell table:formula="of:= [.F16]/[.G16]" office:value-type="float" office:value="56.4583684197759" calcext:value-type="float">
            <text:p>56,4583684197759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010000010101111111000111101011110010101110111101110110001100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3.84563037153566E+076" calcext:value-type="float">
            <text:p>3,8456303715356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0673578609748" calcext:value-type="float">
            <text:p>11,0673578609748</text:p>
          </table:table-cell>
          <table:table-cell table:formula="of:= [.F17]/[.G17]" office:value-type="float" office:value="46.2621708298952" calcext:value-type="float">
            <text:p>46,262170829895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0001100101111000100110001100110100001000011100000001001111001111</text:p>
          </table:table-cell>
          <table:table-cell office:value-type="float" office:value="4.09119407916316E+076" calcext:value-type="float">
            <text:p>4,0911940791631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0159674349095" calcext:value-type="float">
            <text:p>12,0159674349095</text:p>
          </table:table-cell>
          <table:table-cell table:formula="of:= [.F18]/[.G18]" office:value-type="float" office:value="42.609969007781" calcext:value-type="float">
            <text:p>42,609969007781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0110111000100110101000000101100101011010110100010011111011011011001000111101010011000110000101101010110000101111010010011100101110001110100011101101011110001011111101011110000010100010111111001101101000000110001101110010110100000001110001100110001111</text:p>
          </table:table-cell>
          <table:table-cell office:value-type="float" office:value="2.79172499809497E+076" calcext:value-type="float">
            <text:p>2,79172499809497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3481118119765" calcext:value-type="float">
            <text:p>11,3481118119765</text:p>
          </table:table-cell>
          <table:table-cell table:formula="of:= [.F19]/[.G19]" office:value-type="float" office:value="45.1176379368812" calcext:value-type="float">
            <text:p>45,117637936881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00000011010100011101111110111110011111101110100111001000000100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6.52269000324396E+076" calcext:value-type="float">
            <text:p>6,5226900032439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7.11921738891822" calcext:value-type="float">
            <text:p>7,11921738891822</text:p>
          </table:table-cell>
          <table:table-cell table:formula="of:= [.F20]/[.G20]" office:value-type="float" office:value="71.918017392892" calcext:value-type="float">
            <text:p>71,91801739289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1000001100001011101011111001001101111000000111000111011111000010</text:p>
          </table:table-cell>
          <table:table-cell office:value-type="float" office:value="3.58362480776278E+076" calcext:value-type="float">
            <text:p>3,58362480776278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7.88876989030697" calcext:value-type="float">
            <text:p>7,88876989030697</text:p>
          </table:table-cell>
          <table:table-cell table:formula="of:= [.F21]/[.G21]" office:value-type="float" office:value="64.9023874595583" calcext:value-type="float">
            <text:p>64,9023874595583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1111010011101000001110110100001011110100001001111111100101010010100101111100000100000011001010100010010010010010111001011001010100001001010011000100110101100000101011111101001101101011000101110101110001101001111010000110000011001010101010001001010111011</text:p>
          </table:table-cell>
          <table:table-cell office:value-type="float" office:value="1.00690898500668E+077" calcext:value-type="float">
            <text:p>1,00690898500668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6876369833746" calcext:value-type="float">
            <text:p>10,6876369833746</text:p>
          </table:table-cell>
          <table:table-cell table:formula="of:= [.F22]/[.G22]" office:value-type="float" office:value="47.905818732097" calcext:value-type="float">
            <text:p>47,905818732097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00111001001100110010101101100001101100100011010101111000111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8.04155688812338E+076" calcext:value-type="float">
            <text:p>8,04155688812338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38938499963136" calcext:value-type="float">
            <text:p>8,38938499963136</text:p>
          </table:table-cell>
          <table:table-cell table:formula="of:= [.F23]/[.G23]" office:value-type="float" office:value="61.0295033572184" calcext:value-type="float">
            <text:p>61,0295033572184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1110000000011000000000011101111111101101001000000101001010101010</text:p>
          </table:table-cell>
          <table:table-cell office:value-type="float" office:value="1.01459477333201E+077" calcext:value-type="float">
            <text:p>1,01459477333201E+077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17671840673421" calcext:value-type="float">
            <text:p>8,17671840673421</text:p>
          </table:table-cell>
          <table:table-cell table:formula="of:= [.F24]/[.G24]" office:value-type="float" office:value="62.6168071996127" calcext:value-type="float">
            <text:p>62,6168071996127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11111110111110110001100010001001110101000100011010101010011100011101000000000101011001001000111001001011000001100011110001101101011001100011001111010101100111100111110111001000111010100011101110000001010010010100000110011111001111110111011110001001</text:p>
          </table:table-cell>
          <table:table-cell office:value-type="float" office:value="3.61670209442345E+075" calcext:value-type="float">
            <text:p>3,61670209442345E+07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0838632234322" calcext:value-type="float">
            <text:p>11,0838632234322</text:p>
          </table:table-cell>
          <table:table-cell table:formula="of:= [.F25]/[.G25]" office:value-type="float" office:value="46.1932802380302" calcext:value-type="float">
            <text:p>46,193280238030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1111101100011001010011100110001011101111111010011100000100000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7.22315025194013E+076" calcext:value-type="float">
            <text:p>7,22315025194013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3287578366254" calcext:value-type="float">
            <text:p>12,3287578366254</text:p>
          </table:table-cell>
          <table:table-cell table:formula="of:= [.F26]/[.G26]" office:value-type="float" office:value="41.5289201706101" calcext:value-type="float">
            <text:p>41,5289201706101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100000110100100011111101110101010110100110011001101110101101010000011110101010011010000110000000001101000010100010110010101011000111011001100101100000000111001001111001000001100101001010100011101110101000001111011101111001001000110100000111001000011110</text:p>
          </table:table-cell>
          <table:table-cell office:value-type="float" office:value="6.88444219490208E+076" calcext:value-type="float">
            <text:p>6,88444219490208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6.1505873986178" calcext:value-type="float">
            <text:p>16,1505873986178</text:p>
          </table:table-cell>
          <table:table-cell table:formula="of:= [.F27]/[.G27]" office:value-type="float" office:value="31.7016333439252" calcext:value-type="float">
            <text:p>31,701633343925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00010011100010111111001100111010010010010110011101000101101110101001101000101000101100100100101100100100110110101010101110101101000011011001000100010011110000111010100111111101111001111011110111110010011010000111100010111101011101011000000000001010110</text:p>
          </table:table-cell>
          <table:table-cell office:value-type="float" office:value="3.64613158416881E+076" calcext:value-type="float">
            <text:p>3,6461315841688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3.6063903740517" calcext:value-type="float">
            <text:p>13,6063903740517</text:p>
          </table:table-cell>
          <table:table-cell table:formula="of:= [.F28]/[.G28]" office:value-type="float" office:value="37.6293775148785" calcext:value-type="float">
            <text:p>37,6293775148785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11010000111100011100010010010001000101111010001111001100110010111000010100100100100001110110110101000001001000111000001111111111101011101101101101010011000100010101101110101100011010011010010011111010111001110000000111101011101000010111011111100111</text:p>
          </table:table-cell>
          <table:table-cell office:value-type="float" office:value="1.03200554786049E+076" calcext:value-type="float">
            <text:p>1,03200554786049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27034393584278" calcext:value-type="float">
            <text:p>8,27034393584278</text:p>
          </table:table-cell>
          <table:table-cell table:formula="of:= [.F29]/[.G29]" office:value-type="float" office:value="61.907945300926" calcext:value-type="float">
            <text:p>61,907945300926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11001110010110011001011100001010110010101111000100011101111000100011100110100111001000100100110010010000101000110011100010101001010000101011010001010111010010110110110111101101110110001111110101100011011101110100100111011101010000110100010000110000000</text:p>
          </table:table-cell>
          <table:table-cell office:value-type="float" office:value="3.18647328921912E+076" calcext:value-type="float">
            <text:p>3,18647328921912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7664205232862" calcext:value-type="float">
            <text:p>11,7664205232862</text:p>
          </table:table-cell>
          <table:table-cell table:formula="of:= [.F30]/[.G30]" office:value-type="float" office:value="43.513658124553" calcext:value-type="float">
            <text:p>43,513658124553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00001100110001001011101101111000011001010001101110001111000110011111000111111011111000001110110000100110101100101100100010111011001001101111010111100111100111011001000000011011001001001101000001001001101010100101110000001110110101100111100010110110001</text:p>
          </table:table-cell>
          <table:table-cell office:value-type="float" office:value="8.70245466179904E+076" calcext:value-type="float">
            <text:p>8,7024546617990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7.63903890557336" calcext:value-type="float">
            <text:p>7,63903890557336</text:p>
          </table:table-cell>
          <table:table-cell table:formula="of:= [.F31]/[.G31]" office:value-type="float" office:value="67.024138288712" calcext:value-type="float">
            <text:p>67,02413828871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100011010000110001110110100111011000100001001100110000010011100100010110110110110110001110000111011101011001011010101111000010001010110011011011111110100110000000110111110100100110100100111100000000100010100110000001000011101110010100101001000001011</text:p>
          </table:table-cell>
          <table:table-cell office:value-type="float" office:value="1.4972434064572E+076" calcext:value-type="float">
            <text:p>1,4972434064572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7.72201035269071" calcext:value-type="float">
            <text:p>7,72201035269071</text:p>
          </table:table-cell>
          <table:table-cell table:formula="of:= [.F32]/[.G32]" office:value-type="float" office:value="66.3039774119955" calcext:value-type="float">
            <text:p>66,3039774119955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11111101000000110000010110100000010110011110111111001011001100110100101110100100101100101111101000011000001111001101011010000011101011100000100010100110010001101101000000000010111111001000111001110001001101100010101101010110011010110111101100101101000</text:p>
          </table:table-cell>
          <table:table-cell office:value-type="float" office:value="8.31833266651723E+076" calcext:value-type="float">
            <text:p>8,31833266651723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460327672444" calcext:value-type="float">
            <text:p>12,460327672444</text:p>
          </table:table-cell>
          <table:table-cell table:formula="of:= [.F33]/[.G33]" office:value-type="float" office:value="41.0904121833238" calcext:value-type="float">
            <text:p>41,0904121833238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101101100011000001100100001100100100111001001111100101010010100100110001100000000011101001100110111100101110000111110111110010010010010100101001111010000001000011111111111000101010000010010101100110111101100110110001010110101101110010001011110010101101</text:p>
          </table:table-cell>
          <table:table-cell office:value-type="float" office:value="2.68614191465057E+076" calcext:value-type="float">
            <text:p>2,68614191465057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5.3141441640666" calcext:value-type="float">
            <text:p>15,3141441640666</text:p>
          </table:table-cell>
          <table:table-cell table:formula="of:= [.F34]/[.G34]" office:value-type="float" office:value="33.4331448440564" calcext:value-type="float">
            <text:p>33,4331448440564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011111111001010000101011111011101010101111000101110100111100101011110000000100000110111101011010001010010011010110110011011010100101100101101010110100010101010011111010000010111100101101110101101001111011110101111011011001110110111010100001101010011</text:p>
          </table:table-cell>
          <table:table-cell office:value-type="float" office:value="1.49248355948623E+076" calcext:value-type="float">
            <text:p>1,49248355948623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5021315875771" calcext:value-type="float">
            <text:p>8,5021315875771</text:p>
          </table:table-cell>
          <table:table-cell table:formula="of:= [.F35]/[.G35]" office:value-type="float" office:value="60.2201923983521" calcext:value-type="float">
            <text:p>60,2201923983521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01111000011111000100011001111110001000010101000111011110101000001011010101010110110110111111100010001000000111111111011110011101000010001000100101111011011001001011101110000101100101011000101011101100000101011111010111100001100000001011100110010011110</text:p>
          </table:table-cell>
          <table:table-cell office:value-type="float" office:value="7.76915934803865E+076" calcext:value-type="float">
            <text:p>7,7691593480386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.66155837891997" calcext:value-type="float">
            <text:p>8,66155837891997</text:p>
          </table:table-cell>
          <table:table-cell table:formula="of:= [.F36]/[.G36]" office:value-type="float" office:value="59.1117646041707" calcext:value-type="float">
            <text:p>59,1117646041707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10111100110010101001110100101010101101011100110100101101100000100001010000101101000010001001011111010100111001110111111000101000001000110010000111110011111000111010101100101101001000110001011000110111110001101100000001001100101011001000111110010010111</text:p>
          </table:table-cell>
          <table:table-cell office:value-type="float" office:value="8.95125920331865E+076" calcext:value-type="float">
            <text:p>8,9512592033186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1.8843541128732" calcext:value-type="float">
            <text:p>11,8843541128732</text:p>
          </table:table-cell>
          <table:table-cell table:formula="of:= [.F37]/[.G37]" office:value-type="float" office:value="43.0818532616256" calcext:value-type="float">
            <text:p>43,0818532616256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11011110001010111101011010101110100101011011100110010111000010010010000000110010101111100010001101010110011010100000111000111100011101101010011101001100111100101111011010010001001011101111011001101100101101011110100011110111100110101111011010000101100</text:p>
          </table:table-cell>
          <table:table-cell office:value-type="float" office:value="6.10363855089639E+076" calcext:value-type="float">
            <text:p>6,10363855089639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3.8512554201604" calcext:value-type="float">
            <text:p>13,8512554201604</text:p>
          </table:table-cell>
          <table:table-cell table:formula="of:= [.F38]/[.G38]" office:value-type="float" office:value="36.9641584440633" calcext:value-type="float">
            <text:p>36,9641584440633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1100101100010011111000101110000011001001110100010101010101101100100100101010100100001011110111101100000110001100111011110001111100011010111111001101101010110110101111011001011000011010010001011100101110000011110110001110011000111010000011000100010100</text:p>
          </table:table-cell>
          <table:table-cell office:value-type="float" office:value="1.59092399704706E+076" calcext:value-type="float">
            <text:p>1,5909239970470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6.2462737244446" calcext:value-type="float">
            <text:p>16,2462737244446</text:p>
          </table:table-cell>
          <table:table-cell table:formula="of:= [.F39]/[.G39]" office:value-type="float" office:value="31.5149189705963" calcext:value-type="float">
            <text:p>31,5149189705963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000010101011110011000010011101000011000111001011000011111000111101011101101011000110001010000111010000111010100100101011100011000100001010000101111100110000011111010110000110101110101101100000000000110001001111101110110000110000011001010000011101010011</text:p>
          </table:table-cell>
          <table:table-cell office:value-type="float" office:value="7.26735956361601E+076" calcext:value-type="float">
            <text:p>7,26735956361601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5377778166916" calcext:value-type="float">
            <text:p>10,5377778166916</text:p>
          </table:table-cell>
          <table:table-cell table:formula="of:= [.F40]/[.G40]" office:value-type="float" office:value="48.5870938737201" calcext:value-type="float">
            <text:p>48,5870938737201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110101100000000000100010010001100110010001000010101011101011110111110100011000110111010010010100110111011011000110100110110101111111101111101011001001110011101110001100010111110100100101000110010011111100110110110101010111010000110010110111111001011000</text:p>
          </table:table-cell>
          <table:table-cell office:value-type="float" office:value="7.84197549079445E+076" calcext:value-type="float">
            <text:p>7,8419754907944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3.7999429952549" calcext:value-type="float">
            <text:p>13,7999429952549</text:p>
          </table:table-cell>
          <table:table-cell table:formula="of:= [.F41]/[.G41]" office:value-type="float" office:value="37.1016025338692" calcext:value-type="float">
            <text:p>37,1016025338692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001010101001111111000111001101011010110001100101011111011100001011100010110000010000011011011110110100011100111010011111100110001111111001000100010010001010010010100011010000111001010000000101100010101110010000000100110100011011001001101000111001101010</text:p>
          </table:table-cell>
          <table:table-cell office:value-type="float" office:value="7.35750209744696E+076" calcext:value-type="float">
            <text:p>7,3575020974469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5.9831005462601" calcext:value-type="float">
            <text:p>15,9831005462601</text:p>
          </table:table-cell>
          <table:table-cell table:formula="of:= [.F42]/[.G42]" office:value-type="float" office:value="32.0338346441675" calcext:value-type="float">
            <text:p>32,0338346441675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10000010101010111101110000011111110101010001001010100101010111101111000111011010000101000110110111010000100001010100000000000000001101001101010001001000101010101100010111010110110010110111110111111101001000001000101110100001110110100010100111110111111</text:p>
          </table:table-cell>
          <table:table-cell office:value-type="float" office:value="1.63210211673613E+076" calcext:value-type="float">
            <text:p>1,63210211673613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92564837393934" calcext:value-type="float">
            <text:p>9,92564837393934</text:p>
          </table:table-cell>
          <table:table-cell table:formula="of:= [.F43]/[.G43]" office:value-type="float" office:value="51.5835319478273" calcext:value-type="float">
            <text:p>51,5835319478273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110000110001101011001001011010010111100101010001111011111111011000001010011101001000110001101001111101110001100110101101001110001010010011000010100100001101110010111010110101100011111001100010111011000110101011000010111000011010110001010011011110111000</text:p>
          </table:table-cell>
          <table:table-cell office:value-type="float" office:value="6.34115654681586E+076" calcext:value-type="float">
            <text:p>6,34115654681586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668148337968" calcext:value-type="float">
            <text:p>12,668148337968</text:p>
          </table:table-cell>
          <table:table-cell table:formula="of:= [.F44]/[.G44]" office:value-type="float" office:value="40.4163249703568" calcext:value-type="float">
            <text:p>40,4163249703568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1010111001101100110111110000100111010001111011010110001011010100110100111111110000101010100101001001101010010101001010100000011001111010001110000011100010001101100000111001110111111111100101111000011111111101101000010111111111011010101101111100100001</text:p>
          </table:table-cell>
          <table:table-cell office:value-type="float" office:value="2.29437478959135E+076" calcext:value-type="float">
            <text:p>2,29437478959135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1821459348242" calcext:value-type="float">
            <text:p>10,1821459348242</text:p>
          </table:table-cell>
          <table:table-cell table:formula="of:= [.F45]/[.G45]" office:value-type="float" office:value="50.284095639299" calcext:value-type="float">
            <text:p>50,284095639299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000100110011111100101010010110011110111111011010001111010011001110101101110001001100101001101110111000001001000101110001001101111111000111111111101111110011100000111001010000010100100011001001110111001010100101001010000110001101111000111111001010000011</text:p>
          </table:table-cell>
          <table:table-cell office:value-type="float" office:value="5.84401413552959E+076" calcext:value-type="float">
            <text:p>5,84401413552959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60832953214536" calcext:value-type="float">
            <text:p>9,60832953214536</text:p>
          </table:table-cell>
          <table:table-cell table:formula="of:= [.F46]/[.G46]" office:value-type="float" office:value="53.2870982710436" calcext:value-type="float">
            <text:p>53,2870982710436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0001001111001000010101100010000111110010110110110100110100101011011100010100100001110100111101101010100000011010001011011101001110100111001011111110011110110011011011010000110111010111100011011111001110110100001110001111001010111010011111011001101110010</text:p>
          </table:table-cell>
          <table:table-cell office:value-type="float" office:value="8.79625554281718E+076" calcext:value-type="float">
            <text:p>8,79625554281718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7.29475591216688" calcext:value-type="float">
            <text:p>7,29475591216688</text:p>
          </table:table-cell>
          <table:table-cell table:formula="of:= [.F47]/[.G47]" office:value-type="float" office:value="70.1874067021267" calcext:value-type="float">
            <text:p>70,1874067021267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1011111011011110010010010110001101010110101011110000010001011111100001110000001001101101000111010010011011111110101100100011101000000011001111111110111001000101000011110101110010100001101110111001110101101011000110110100010000100000110111001101001001110</text:p>
          </table:table-cell>
          <table:table-cell office:value-type="float" office:value="8.31615792464287E+076" calcext:value-type="float">
            <text:p>8,31615792464287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.4837840886185" calcext:value-type="float">
            <text:p>12,4837840886185</text:p>
          </table:table-cell>
          <table:table-cell table:formula="of:= [.F48]/[.G48]" office:value-type="float" office:value="41.0132053202355" calcext:value-type="float">
            <text:p>41,0132053202355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101001101011100101001011000010010011011100110010010101101100010110011111111110101110010001111100010101111010000101000010110001001000010110000011001001000001111010010011101010011011001111001110110111000110100100000000010110110011111011110101001111101100111</text:p>
          </table:table-cell>
          <table:table-cell office:value-type="float" office:value="9.56017033442754E+076" calcext:value-type="float">
            <text:p>9,5601703344275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.7837146809971" calcext:value-type="float">
            <text:p>10,7837146809971</text:p>
          </table:table-cell>
          <table:table-cell table:formula="of:= [.F49]/[.G49]" office:value-type="float" office:value="47.4790009886147" calcext:value-type="float">
            <text:p>47,4790009886147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10011001110111110000110100001011111111111000011010100011101010000011001010001011001010011101001101010101001100101110001011101110111010101100010101111100110001011100001000100000111011111100100001000001010100101010101101111000010011010001101100011100000111</text:p>
          </table:table-cell>
          <table:table-cell office:value-type="float" office:value="7.52955353123724E+076" calcext:value-type="float">
            <text:p>7,52955353123724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9.5698299913568" calcext:value-type="float">
            <text:p>9,5698299913568</text:p>
          </table:table-cell>
          <table:table-cell table:formula="of:= [.F50]/[.G50]" office:value-type="float" office:value="53.5014729062506" calcext:value-type="float">
            <text:p>53,5014729062506</text:p>
          </table:table-cell>
        </table:table-row>
        <table:table-row table:style-name="ro2">
          <table:table-cell office:value-type="string" calcext:value-type="string">
            <text:p>Frascos32Melhorado</text:p>
          </table:table-cell>
          <table:table-cell office:value-type="string" calcext:value-type="string">
            <text:p>bignum_256_02.<text:span text:style-name="T1">dat</text:span></text:p>
          </table:table-cell>
          <table:table-cell office:value-type="string" calcext:value-type="string">
            <text:p>0b1000110110001110111110010000101011100101000010000001100010000101010011011100010101000100010000111001110100010001011111011111111100111111010010010100100100111000100101001001111110110000011110101101110101011000000101100100111001101101001000110110010101100100</text:p>
          </table:table-cell>
          <table:table-cell office:value-type="float" office:value="6.40287227619987E+076" calcext:value-type="float">
            <text:p>6,40287227619987E+076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3.4410993334123" calcext:value-type="float">
            <text:p>13,4410993334123</text:p>
          </table:table-cell>
          <table:table-cell table:formula="of:= [.F51]/[.G51]" office:value-type="float" office:value="38.0921223256832" calcext:value-type="float">
            <text:p>38,0921223256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16:01:41.38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51:20.178854</meta:creation-date>
    <dc:date>2019-05-24T16:12:47.334000000</dc:date>
    <meta:generator>LibreOffice/5.3.7.2$Windows_X86_64 LibreOffice_project/6b8ed514a9f8b44d37a1b96673cbbdd077e24059</meta:generator>
    <meta:editing-cycles>6</meta:editing-cycles>
    <meta:editing-duration>PT38M32S</meta:editing-duration>
    <meta:document-statistic meta:table-count="4" meta:cell-count="1634" meta:object-count="0"/>
  </office:meta>
</office:document-meta>
</file>